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6fddf" officeooo:paragraph-rsid="0021b3d4"/>
    </style:style>
    <style:style style:name="P2" style:family="paragraph" style:parent-style-name="Standard">
      <style:paragraph-properties fo:text-align="center" style:justify-single-word="false"/>
      <style:text-properties officeooo:rsid="0006fddf" officeooo:paragraph-rsid="0021b3d4"/>
    </style:style>
    <style:style style:name="P3" style:family="paragraph" style:parent-style-name="Standard">
      <style:paragraph-properties fo:text-align="justify" style:justify-single-word="false"/>
      <style:text-properties officeooo:rsid="0061c9fe" officeooo:paragraph-rsid="0061c9fe"/>
    </style:style>
    <style:style style:name="P4" style:family="paragraph" style:parent-style-name="Standard">
      <style:paragraph-properties fo:text-align="justify" style:justify-single-word="false"/>
      <style:text-properties officeooo:rsid="00630093" officeooo:paragraph-rsid="00630093"/>
    </style:style>
    <style:style style:name="P5" style:family="paragraph" style:parent-style-name="Standard">
      <style:paragraph-properties fo:text-align="justify" style:justify-single-word="false"/>
      <style:text-properties officeooo:rsid="0063bb7d" officeooo:paragraph-rsid="0063bb7d"/>
    </style:style>
    <style:style style:name="P6" style:family="paragraph" style:parent-style-name="Standard">
      <style:paragraph-properties fo:text-align="justify" style:justify-single-word="false"/>
      <style:text-properties officeooo:rsid="0065807d" officeooo:paragraph-rsid="0065807d"/>
    </style:style>
    <style:style style:name="P7" style:family="paragraph" style:parent-style-name="Standard">
      <style:paragraph-properties fo:text-align="justify" style:justify-single-word="false"/>
      <style:text-properties officeooo:rsid="00684675" officeooo:paragraph-rsid="0068467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s </text:p>
      <text:p text:style-name="P1"/>
      <text:p text:style-name="P3">10.1)<text:tab/>Revise a previous program as follows: read and parse the “From lines and pull out the address from the line. Count the numbers of the messages from each person using a dictionary.</text:p>
      <text:p text:style-name="P3"><text:tab/>After all the data has been read, print the person with the most commits by creating a list of (cunt,email) tuples from the dictionary. The sort the list in reverse order and print out the person who has the most commits.</text:p>
      <text:p text:style-name="P3"/>
      <text:p text:style-name="P4">R: inside E10_1.py</text:p>
      <text:p text:style-name="P4"/>
      <text:p text:style-name="P5">10.2) this program counts the distribution of thehour of the fay dor each of the messages, You can pull the our from the “From” line by finding the time string and the splitting that string into oarts using the colon character. Once you have accumulated the counts for each hour, print out the counts, one per line, sorted by hour as Show bellow.</text:p>
      <text:p text:style-name="P5">Sample Execution:</text:p>
      <text:p text:style-name="P5">python timeofday.py</text:p>
      <text:p text:style-name="P5">Enter a file name: mbox-short.txt</text:p>
      <text:p text:style-name="P5">04 3</text:p>
      <text:p text:style-name="P5">06 1</text:p>
      <text:p text:style-name="P5">07 1</text:p>
      <text:p text:style-name="P5">09 2</text:p>
      <text:p text:style-name="P5">10 3</text:p>
      <text:p text:style-name="P5">11 6</text:p>
      <text:p text:style-name="P5">14 1</text:p>
      <text:p text:style-name="P5">15 2</text:p>
      <text:p text:style-name="P5">16 4</text:p>
      <text:p text:style-name="P5">17 2</text:p>
      <text:p text:style-name="P5">18 1</text:p>
      <text:p text:style-name="P5">19 1</text:p>
      <text:p text:style-name="P5"/>
      <text:p text:style-name="P6">R: <text:s/>inside E10_2.py</text:p>
      <text:p text:style-name="P6"/>
      <text:p text:style-name="P7">10.3) Write a program that reads a file and prints the letter i decreasing order of frequency. Your program should convert all the input to lower case and only count the letters a-z. <text:s/>Find text samples from several different languages and see how letter frequency varies between languages. Compare your results with the tables at wikipedia.org/wiki/Letter_freque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1T19:37:23.262965750</meta:creation-date>
    <dc:date>2021-08-21T21:19:59.529479262</dc:date>
    <meta:editing-duration>PT20H25M12S</meta:editing-duration>
    <meta:editing-cycles>57</meta:editing-cycles>
    <meta:generator>LibreOffice/6.1.5.2$Linux_X86_64 LibreOffice_project/10$Build-2</meta:generator>
    <meta:document-statistic meta:table-count="0" meta:image-count="0" meta:object-count="0" meta:page-count="1" meta:paragraph-count="22" meta:word-count="233" meta:character-count="1285" meta:non-whitespace-character-count="1070"/>
  </office:meta>
</office:document-meta>
</file>